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cm" fo:min-width="3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4.25cm" svg:height="4.25cm" svg:x="10cm" svg:y="3.75cm">
            <text:p text:style-name="P1">1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11.65cm" svg:y="3.788cm">
            <draw:text-box>
              <text:p>U</text:p>
            </draw:text-box>
          </draw:frame>
          <draw:frame draw:style-name="gr2" draw:text-style-name="P3" draw:layer="layout" svg:width="0.75cm" svg:height="0.962cm" svg:x="11.65cm" svg:y="7.088cm">
            <draw:text-box>
              <text:p>D</text:p>
            </draw:text-box>
          </draw:frame>
          <draw:frame draw:style-name="gr2" draw:text-style-name="P3" draw:layer="layout" svg:width="0.75cm" svg:height="0.962cm" svg:x="9.85cm" svg:y="5.388cm">
            <draw:text-box>
              <text:p>L</text:p>
            </draw:text-box>
          </draw:frame>
          <draw:frame draw:style-name="gr2" draw:text-style-name="P3" draw:layer="layout" svg:width="0.75cm" svg:height="0.962cm" svg:x="13.55cm" svg:y="5.388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10.001cm" svg:y="8.009cm">
            <text:p text:style-name="P1">4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11.651cm" svg:y="8.047cm">
            <draw:text-box>
              <text:p>U</text:p>
            </draw:text-box>
          </draw:frame>
          <draw:frame draw:style-name="gr2" draw:text-style-name="P3" draw:layer="layout" svg:width="0.75cm" svg:height="0.962cm" svg:x="11.651cm" svg:y="11.347cm">
            <draw:text-box>
              <text:p>D</text:p>
            </draw:text-box>
          </draw:frame>
          <draw:frame draw:style-name="gr2" draw:text-style-name="P3" draw:layer="layout" svg:width="0.75cm" svg:height="0.962cm" svg:x="9.851cm" svg:y="9.647cm">
            <draw:text-box>
              <text:p>L</text:p>
            </draw:text-box>
          </draw:frame>
          <draw:frame draw:style-name="gr2" draw:text-style-name="P3" draw:layer="layout" svg:width="0.75cm" svg:height="0.962cm" svg:x="13.551cm" svg:y="9.647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10.002cm" svg:y="12.25cm">
            <text:p text:style-name="P1">5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11.652cm" svg:y="12.288cm">
            <draw:text-box>
              <text:p>U</text:p>
            </draw:text-box>
          </draw:frame>
          <draw:frame draw:style-name="gr2" draw:text-style-name="P3" draw:layer="layout" svg:width="0.75cm" svg:height="0.962cm" svg:x="11.652cm" svg:y="15.588cm">
            <draw:text-box>
              <text:p>D</text:p>
            </draw:text-box>
          </draw:frame>
          <draw:frame draw:style-name="gr2" draw:text-style-name="P3" draw:layer="layout" svg:width="0.75cm" svg:height="0.962cm" svg:x="9.852cm" svg:y="13.888cm">
            <draw:text-box>
              <text:p>L</text:p>
            </draw:text-box>
          </draw:frame>
          <draw:frame draw:style-name="gr2" draw:text-style-name="P3" draw:layer="layout" svg:width="0.75cm" svg:height="0.962cm" svg:x="13.552cm" svg:y="13.888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14.257cm" svg:y="12.25cm">
            <text:p text:style-name="P1">6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15.907cm" svg:y="12.288cm">
            <draw:text-box>
              <text:p>U</text:p>
            </draw:text-box>
          </draw:frame>
          <draw:frame draw:style-name="gr2" draw:text-style-name="P3" draw:layer="layout" svg:width="0.75cm" svg:height="0.962cm" svg:x="15.907cm" svg:y="15.588cm">
            <draw:text-box>
              <text:p>D</text:p>
            </draw:text-box>
          </draw:frame>
          <draw:frame draw:style-name="gr2" draw:text-style-name="P3" draw:layer="layout" svg:width="0.75cm" svg:height="0.962cm" svg:x="14.107cm" svg:y="13.888cm">
            <draw:text-box>
              <text:p>L</text:p>
            </draw:text-box>
          </draw:frame>
          <draw:frame draw:style-name="gr2" draw:text-style-name="P3" draw:layer="layout" svg:width="0.75cm" svg:height="0.962cm" svg:x="17.807cm" svg:y="13.888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5.757cm" svg:y="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7.407cm" svg:y="8.038cm">
            <draw:text-box>
              <text:p>U</text:p>
            </draw:text-box>
          </draw:frame>
          <draw:frame draw:style-name="gr2" draw:text-style-name="P3" draw:layer="layout" svg:width="0.75cm" svg:height="0.962cm" svg:x="7.407cm" svg:y="11.338cm">
            <draw:text-box>
              <text:p>D</text:p>
            </draw:text-box>
          </draw:frame>
          <draw:frame draw:style-name="gr2" draw:text-style-name="P3" draw:layer="layout" svg:width="0.75cm" svg:height="0.962cm" svg:x="5.607cm" svg:y="9.638cm">
            <draw:text-box>
              <text:p>L</text:p>
            </draw:text-box>
          </draw:frame>
          <draw:frame draw:style-name="gr2" draw:text-style-name="P3" draw:layer="layout" svg:width="0.75cm" svg:height="0.962cm" svg:x="9.307cm" svg:y="9.638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1.496cm" svg:y="8cm">
            <text:p text:style-name="P1">2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3.146cm" svg:y="8.038cm">
            <draw:text-box>
              <text:p>U</text:p>
            </draw:text-box>
          </draw:frame>
          <draw:frame draw:style-name="gr2" draw:text-style-name="P3" draw:layer="layout" svg:width="0.75cm" svg:height="0.962cm" svg:x="3.146cm" svg:y="11.338cm">
            <draw:text-box>
              <text:p>D</text:p>
            </draw:text-box>
          </draw:frame>
          <draw:frame draw:style-name="gr2" draw:text-style-name="P3" draw:layer="layout" svg:width="0.75cm" svg:height="0.962cm" svg:x="1.346cm" svg:y="9.638cm">
            <draw:text-box>
              <text:p>L</text:p>
            </draw:text-box>
          </draw:frame>
          <draw:frame draw:style-name="gr2" draw:text-style-name="P3" draw:layer="layout" svg:width="0.75cm" svg:height="0.962cm" svg:x="5.046cm" svg:y="9.638cm">
            <draw:text-box>
              <text:p>R</text:p>
            </draw:text-box>
          </draw:frame>
        </draw:g>
        <draw:frame draw:style-name="gr3" draw:text-style-name="P4" draw:layer="layout" svg:width="2.377cm" svg:height="0.962cm" svg:x="3.5cm" svg:y="5cm">
          <draw:text-box>
            <text:p>test.txt</text:p>
          </draw:text-box>
        </draw:frame>
      </draw:page>
      <draw:page draw:name="page2" draw:style-name="dp1" draw:master-page-name="Standard">
        <draw:g>
          <draw:custom-shape draw:style-name="gr1" draw:text-style-name="P2" draw:layer="layout" svg:width="4.25cm" svg:height="4.25cm" svg:x="10.001cm" svg:y="3.75cm">
            <text:p text:style-name="P1">1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11.651cm" svg:y="3.788cm">
            <draw:text-box>
              <text:p>U</text:p>
            </draw:text-box>
          </draw:frame>
          <draw:frame draw:style-name="gr2" draw:text-style-name="P3" draw:layer="layout" svg:width="0.75cm" svg:height="0.962cm" svg:x="11.651cm" svg:y="7.088cm">
            <draw:text-box>
              <text:p>D</text:p>
            </draw:text-box>
          </draw:frame>
          <draw:frame draw:style-name="gr2" draw:text-style-name="P3" draw:layer="layout" svg:width="0.75cm" svg:height="0.962cm" svg:x="9.851cm" svg:y="5.388cm">
            <draw:text-box>
              <text:p>L</text:p>
            </draw:text-box>
          </draw:frame>
          <draw:frame draw:style-name="gr2" draw:text-style-name="P3" draw:layer="layout" svg:width="0.75cm" svg:height="0.962cm" svg:x="13.551cm" svg:y="5.388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5.754cm" svg:y="12.25cm">
            <text:p text:style-name="P1">4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7.404cm" svg:y="12.288cm">
            <draw:text-box>
              <text:p>U</text:p>
            </draw:text-box>
          </draw:frame>
          <draw:frame draw:style-name="gr2" draw:text-style-name="P3" draw:layer="layout" svg:width="0.75cm" svg:height="0.962cm" svg:x="7.404cm" svg:y="15.588cm">
            <draw:text-box>
              <text:p>D</text:p>
            </draw:text-box>
          </draw:frame>
          <draw:frame draw:style-name="gr2" draw:text-style-name="P3" draw:layer="layout" svg:width="0.75cm" svg:height="0.962cm" svg:x="5.604cm" svg:y="13.888cm">
            <draw:text-box>
              <text:p>L</text:p>
            </draw:text-box>
          </draw:frame>
          <draw:frame draw:style-name="gr2" draw:text-style-name="P3" draw:layer="layout" svg:width="0.75cm" svg:height="0.962cm" svg:x="9.304cm" svg:y="13.888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10.003cm" svg:y="12.25cm">
            <text:p text:style-name="P1">5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11.653cm" svg:y="12.288cm">
            <draw:text-box>
              <text:p>U</text:p>
            </draw:text-box>
          </draw:frame>
          <draw:frame draw:style-name="gr2" draw:text-style-name="P3" draw:layer="layout" svg:width="0.75cm" svg:height="0.962cm" svg:x="11.653cm" svg:y="15.588cm">
            <draw:text-box>
              <text:p>D</text:p>
            </draw:text-box>
          </draw:frame>
          <draw:frame draw:style-name="gr2" draw:text-style-name="P3" draw:layer="layout" svg:width="0.75cm" svg:height="0.962cm" svg:x="9.853cm" svg:y="13.888cm">
            <draw:text-box>
              <text:p>L</text:p>
            </draw:text-box>
          </draw:frame>
          <draw:frame draw:style-name="gr2" draw:text-style-name="P3" draw:layer="layout" svg:width="0.75cm" svg:height="0.962cm" svg:x="13.553cm" svg:y="13.888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5.754cm" svg:y="16.5cm">
            <text:p text:style-name="P1">6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7.35cm" svg:y="16.488cm">
            <draw:text-box>
              <text:p>U</text:p>
            </draw:text-box>
          </draw:frame>
          <draw:frame draw:style-name="gr2" draw:text-style-name="P3" draw:layer="layout" svg:width="0.75cm" svg:height="0.962cm" svg:x="7.35cm" svg:y="19.788cm">
            <draw:text-box>
              <text:p>D</text:p>
            </draw:text-box>
          </draw:frame>
          <draw:frame draw:style-name="gr2" draw:text-style-name="P3" draw:layer="layout" svg:width="0.75cm" svg:height="0.962cm" svg:x="5.55cm" svg:y="18.088cm">
            <draw:text-box>
              <text:p>L</text:p>
            </draw:text-box>
          </draw:frame>
          <draw:frame draw:style-name="gr2" draw:text-style-name="P3" draw:layer="layout" svg:width="0.75cm" svg:height="0.962cm" svg:x="9.25cm" svg:y="18.088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10.008cm" svg:y="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11.658cm" svg:y="8.038cm">
            <draw:text-box>
              <text:p>U</text:p>
            </draw:text-box>
          </draw:frame>
          <draw:frame draw:style-name="gr2" draw:text-style-name="P3" draw:layer="layout" svg:width="0.75cm" svg:height="0.962cm" svg:x="11.658cm" svg:y="11.338cm">
            <draw:text-box>
              <text:p>D</text:p>
            </draw:text-box>
          </draw:frame>
          <draw:frame draw:style-name="gr2" draw:text-style-name="P3" draw:layer="layout" svg:width="0.75cm" svg:height="0.962cm" svg:x="9.858cm" svg:y="9.638cm">
            <draw:text-box>
              <text:p>L</text:p>
            </draw:text-box>
          </draw:frame>
          <draw:frame draw:style-name="gr2" draw:text-style-name="P3" draw:layer="layout" svg:width="0.75cm" svg:height="0.962cm" svg:x="13.558cm" svg:y="9.638cm">
            <draw:text-box>
              <text:p>R</text:p>
            </draw:text-box>
          </draw:frame>
        </draw:g>
        <draw:g>
          <draw:custom-shape draw:style-name="gr1" draw:text-style-name="P2" draw:layer="layout" svg:width="4.25cm" svg:height="4.25cm" svg:x="14.247cm" svg:y="3.75cm">
            <text:p text:style-name="P1">2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5cm" svg:height="0.962cm" svg:x="15.897cm" svg:y="3.788cm">
            <draw:text-box>
              <text:p>U</text:p>
            </draw:text-box>
          </draw:frame>
          <draw:frame draw:style-name="gr2" draw:text-style-name="P3" draw:layer="layout" svg:width="0.75cm" svg:height="0.962cm" svg:x="15.897cm" svg:y="7.088cm">
            <draw:text-box>
              <text:p>D</text:p>
            </draw:text-box>
          </draw:frame>
          <draw:frame draw:style-name="gr2" draw:text-style-name="P3" draw:layer="layout" svg:width="0.75cm" svg:height="0.962cm" svg:x="14.097cm" svg:y="5.388cm">
            <draw:text-box>
              <text:p>L</text:p>
            </draw:text-box>
          </draw:frame>
          <draw:frame draw:style-name="gr2" draw:text-style-name="P3" draw:layer="layout" svg:width="0.75cm" svg:height="0.962cm" svg:x="17.797cm" svg:y="5.388cm">
            <draw:text-box>
              <text:p>R</text:p>
            </draw:text-box>
          </draw:frame>
        </draw:g>
        <draw:frame draw:style-name="gr3" draw:text-style-name="P4" draw:layer="layout" svg:width="3.076cm" svg:height="0.962cm" svg:x="3.501cm" svg:y="5cm">
          <draw:text-box>
            <text:p>input1.tx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9T09:29:31.721000000</meta:creation-date>
    <dc:date>2022-12-29T10:00:30.722000000</dc:date>
    <meta:editing-duration>PT8M28S</meta:editing-duration>
    <meta:editing-cycles>3</meta:editing-cycles>
    <meta:generator>LibreOffice/7.1.3.2$Windows_X86_64 LibreOffice_project/47f78053abe362b9384784d31a6e56f8511eb1c1</meta:generator>
    <meta:document-statistic meta:object-count="74"/>
  </office:meta>
</office:document-meta>
</file>